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graphic-properties svg:stroke-color="#000000" draw:fill-color="#000000" draw:textarea-vertical-align="middle"/>
    </style:style>
    <style:style style:name="gr58" style:family="graphic" style:parent-style-name="objectwithoutfill">
      <style:graphic-properties svg:stroke-color="#000000" draw:fill="solid" draw:fill-color="#000000" draw:textarea-vertical-align="middle"/>
    </style:style>
    <style:style style:name="gr59" style:family="graphic" style:parent-style-name="standard">
      <style:graphic-properties svg:stroke-color="#000000" draw:fill-color="#ffffff" draw:textarea-horizontal-align="justify" draw:textarea-vertical-align="middle" draw:auto-grow-height="false" fo:min-height="1.113cm" fo:min-width="1.722cm" fo:wrap-option="no-wrap"/>
      <style:paragraph-properties style:writing-mode="lr-tb"/>
    </style:style>
    <style:style style:name="gr60" style:family="graphic" style:parent-style-name="objectwithoutfill">
      <style:graphic-properties svg:stroke-width="0.212cm" svg:stroke-color="#000000" draw:marker-start-width="0.517cm" draw:marker-end-width="0.517cm" draw:fill="solid" draw:fill-color="#000000" draw:textarea-vertical-align="middle" fo:padding-top="0.23cm" fo:padding-bottom="0.23cm" fo:padding-left="0.355cm" fo:padding-right="0.355cm"/>
    </style:style>
    <style:style style:name="gr61" style:family="graphic" style:parent-style-name="standard">
      <style:graphic-properties draw:stroke="none" svg:stroke-color="#000000" draw:fill="none" draw:fill-color="#ffffff" fo:min-height="0.85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svg:stroke-color="#000000"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false" fo:min-height="0.65cm" fo:min-width="0cm"/>
      <style:paragraph-properties style:writing-mode="lr-tb"/>
    </style:style>
    <style:style style:name="P1" style:family="paragraph">
      <loext:graphic-properties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color="#000000"/>
      <style:paragraph-properties fo:text-align="center"/>
    </style:style>
    <style:style style:name="P7" style:family="paragraph">
      <loext:graphic-properties draw:fill="solid" draw:fill-color="#000000"/>
      <style:paragraph-properties fo:text-align="center"/>
    </style:style>
    <style:style style:name="P8" style:family="paragraph">
      <style:paragraph-properties fo:text-align="center" style:writing-mode="lr-tb"/>
    </style:style>
    <style:style style:name="P9" style:family="paragraph">
      <loext:graphic-properties draw:fill-color="#ffffff"/>
      <style:paragraph-properties fo:text-align="center" style:writing-mode="lr-tb"/>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2" draw:id="id2">
          <draw:path draw:style-name="gr1" draw:text-style-name="P1" draw:layer="layout" svg:width="0.619cm" svg:height="0.493cm" svg:x="21.302cm" svg:y="4.87cm" svg:viewBox="0 0 620 494" svg:d="M0 494c270 0 620-141 620-282s-10-212-207-212c0 151-413 292-413 494z">
            <text:p/>
          </draw:path>
          <draw:path draw:style-name="gr2" draw:text-style-name="P2" draw:layer="layout" svg:width="1.514cm" svg:height="0.847cm" svg:x="20.201cm" svg:y="4.552cm" svg:viewBox="0 0 1515 848" svg:d="M1515 0c0 0 0 565 0 423 1 248-327 425-757 425-429 0-757-177-758-425 1 1 0-176 0-423 0 247 344 423 758 423 413 0 757-176 757-423z">
            <text:p/>
          </draw:path>
          <draw:path draw:style-name="gr3" draw:text-style-name="P3" draw:layer="layout" svg:width="1.514cm" svg:height="0.845cm" svg:x="20.2cm" svg:y="4.129cm" svg:viewBox="0 0 1515 846" svg:d="M757 0c430 0 758 183 758 423s-328 423-758 423c-429 0-757-183-757-423s328-423 757-423z">
            <text:p/>
          </draw:path>
          <draw:polygon draw:style-name="gr4" draw:text-style-name="P4" draw:layer="layout" svg:width="0.413cm" svg:height="0.211cm" svg:x="21.027cm" svg:y="4.588cm" svg:viewBox="0 0 414 212" draw:points="207,0 138,35 414,176 344,212 69,71 0,106 0,0">
            <text:p/>
          </draw:polygon>
          <draw:polygon draw:style-name="gr5" draw:text-style-name="P4" draw:layer="layout" svg:width="0.412cm" svg:height="0.211cm" svg:x="20.476cm" svg:y="4.305cm" svg:viewBox="0 0 413 212" draw:points="344,141 413,106 413,212 206,212 275,176 0,35 69,0">
            <text:p/>
          </draw:polygon>
          <draw:polygon draw:style-name="gr6" draw:text-style-name="P4" draw:layer="layout" svg:width="0.413cm" svg:height="0.211cm" svg:x="20.476cm" svg:y="4.588cm" svg:viewBox="0 0 414 212" draw:points="69,141 345,0 414,35 137,176 206,212 0,212 0,106">
            <text:p/>
          </draw:polygon>
          <draw:polygon draw:style-name="gr7" draw:text-style-name="P4" draw:layer="layout" svg:width="0.412cm" svg:height="0.211cm" svg:x="21.027cm" svg:y="4.305cm" svg:viewBox="0 0 413 212" draw:points="275,35 206,0 413,0 413,106 344,71 69,212 0,176">
            <text:p/>
          </draw:polygon>
          <draw:path draw:style-name="gr8" draw:text-style-name="P5" draw:layer="layout" svg:width="1.515cm" svg:height="1.269cm" svg:x="20.2cm" svg:y="4.129cm" svg:viewBox="0 0 1516 1270" svg:d="M757 0c430 0 759 184 759 423l-1 424c0 247-344 423-757 423s-758-176-758-423c0 0 1-424 0-424 0-240 328-423 757-423z">
            <text:p/>
          </draw:path>
        </draw:g>
        <draw:g xml:id="id4" draw:id="id4">
          <draw:path draw:style-name="gr9" draw:text-style-name="P1" draw:layer="layout" svg:width="0.619cm" svg:height="0.493cm" svg:x="21.302cm" svg:y="10.67cm" svg:viewBox="0 0 620 494" svg:d="M0 494c270 0 620-141 620-282s-10-212-207-212c0 151-413 292-413 494z">
            <text:p/>
          </draw:path>
          <draw:path draw:style-name="gr10" draw:text-style-name="P2" draw:layer="layout" svg:width="1.514cm" svg:height="0.847cm" svg:x="20.201cm" svg:y="10.352cm" svg:viewBox="0 0 1515 848" svg:d="M1515 0c0 0 0 565 0 423 1 248-327 425-757 425-429 0-757-177-758-425 1 1 0-176 0-423 0 247 344 423 758 423 413 0 757-176 757-423z">
            <text:p/>
          </draw:path>
          <draw:path draw:style-name="gr11" draw:text-style-name="P3" draw:layer="layout" svg:width="1.514cm" svg:height="0.845cm" svg:x="20.2cm" svg:y="9.929cm" svg:viewBox="0 0 1515 846" svg:d="M757 0c430 0 758 183 758 423s-328 423-758 423c-429 0-757-183-757-423s328-423 757-423z">
            <text:p/>
          </draw:path>
          <draw:polygon draw:style-name="gr12" draw:text-style-name="P4" draw:layer="layout" svg:width="0.413cm" svg:height="0.211cm" svg:x="21.027cm" svg:y="10.388cm" svg:viewBox="0 0 414 212" draw:points="207,0 138,35 414,176 344,212 69,71 0,106 0,0">
            <text:p/>
          </draw:polygon>
          <draw:polygon draw:style-name="gr13" draw:text-style-name="P4" draw:layer="layout" svg:width="0.412cm" svg:height="0.211cm" svg:x="20.476cm" svg:y="10.105cm" svg:viewBox="0 0 413 212" draw:points="344,141 413,106 413,212 206,212 275,176 0,35 69,0">
            <text:p/>
          </draw:polygon>
          <draw:polygon draw:style-name="gr14" draw:text-style-name="P4" draw:layer="layout" svg:width="0.413cm" svg:height="0.211cm" svg:x="20.476cm" svg:y="10.388cm" svg:viewBox="0 0 414 212" draw:points="69,141 345,0 414,35 137,176 206,212 0,212 0,106">
            <text:p/>
          </draw:polygon>
          <draw:polygon draw:style-name="gr15" draw:text-style-name="P4" draw:layer="layout" svg:width="0.412cm" svg:height="0.211cm" svg:x="21.027cm" svg:y="10.105cm" svg:viewBox="0 0 413 212" draw:points="275,35 206,0 413,0 413,106 344,71 69,212 0,176">
            <text:p/>
          </draw:polygon>
          <draw:path draw:style-name="gr16" draw:text-style-name="P5" draw:layer="layout" svg:width="1.515cm" svg:height="1.269cm" svg:x="20.2cm" svg:y="9.929cm" svg:viewBox="0 0 1516 1270" svg:d="M757 0c430 0 759 184 759 423l-1 424c0 247-344 423-757 423s-758-176-758-423c0 0 1-424 0-424 0-240 328-423 757-423z">
            <text:p/>
          </draw:path>
        </draw:g>
        <draw:g xml:id="id1" draw:id="id1">
          <draw:path draw:style-name="gr17" draw:text-style-name="P1" draw:layer="layout" svg:width="0.619cm" svg:height="0.493cm" svg:x="14.002cm" svg:y="4.871cm" svg:viewBox="0 0 620 494" svg:d="M0 494c270 0 620-141 620-282s-10-212-207-212c0 151-413 292-413 494z">
            <text:p/>
          </draw:path>
          <draw:path draw:style-name="gr18" draw:text-style-name="P2" draw:layer="layout" svg:width="1.514cm" svg:height="0.847cm" svg:x="12.901cm" svg:y="4.553cm" svg:viewBox="0 0 1515 848" svg:d="M1515 0c0 0 0 565 0 423 1 248-327 425-757 425-429 0-757-177-758-425 1 1 0-176 0-423 0 247 344 423 758 423 413 0 757-176 757-423z">
            <text:p/>
          </draw:path>
          <draw:path draw:style-name="gr19" draw:text-style-name="P3" draw:layer="layout" svg:width="1.514cm" svg:height="0.845cm" svg:x="12.9cm" svg:y="4.13cm" svg:viewBox="0 0 1515 846" svg:d="M757 0c430 0 758 183 758 423s-328 423-758 423c-429 0-757-183-757-423s328-423 757-423z">
            <text:p/>
          </draw:path>
          <draw:polygon draw:style-name="gr20" draw:text-style-name="P4" draw:layer="layout" svg:width="0.413cm" svg:height="0.211cm" svg:x="13.727cm" svg:y="4.589cm" svg:viewBox="0 0 414 212" draw:points="207,0 138,35 414,176 344,212 69,71 0,106 0,0">
            <text:p/>
          </draw:polygon>
          <draw:polygon draw:style-name="gr21" draw:text-style-name="P4" draw:layer="layout" svg:width="0.412cm" svg:height="0.211cm" svg:x="13.176cm" svg:y="4.306cm" svg:viewBox="0 0 413 212" draw:points="344,141 413,106 413,212 206,212 275,176 0,35 69,0">
            <text:p/>
          </draw:polygon>
          <draw:polygon draw:style-name="gr22" draw:text-style-name="P4" draw:layer="layout" svg:width="0.413cm" svg:height="0.211cm" svg:x="13.176cm" svg:y="4.589cm" svg:viewBox="0 0 414 212" draw:points="69,141 345,0 414,35 137,176 206,212 0,212 0,106">
            <text:p/>
          </draw:polygon>
          <draw:polygon draw:style-name="gr23" draw:text-style-name="P4" draw:layer="layout" svg:width="0.412cm" svg:height="0.211cm" svg:x="13.727cm" svg:y="4.306cm" svg:viewBox="0 0 413 212" draw:points="275,35 206,0 413,0 413,106 344,71 69,212 0,176">
            <text:p/>
          </draw:polygon>
          <draw:path draw:style-name="gr24" draw:text-style-name="P5" draw:layer="layout" svg:width="1.515cm" svg:height="1.269cm" svg:x="12.9cm" svg:y="4.13cm" svg:viewBox="0 0 1516 1270" svg:d="M757 0c430 0 759 184 759 423l-1 424c0 247-344 423-757 423s-758-176-758-423c0 0 1-424 0-424 0-240 328-423 757-423z">
            <text:p/>
          </draw:path>
        </draw:g>
        <draw:g xml:id="id3" draw:id="id3">
          <draw:path draw:style-name="gr25" draw:text-style-name="P1" draw:layer="layout" svg:width="0.619cm" svg:height="0.493cm" svg:x="14.002cm" svg:y="10.671cm" svg:viewBox="0 0 620 494" svg:d="M0 494c270 0 620-141 620-282s-10-212-207-212c0 151-413 292-413 494z">
            <text:p/>
          </draw:path>
          <draw:path draw:style-name="gr26" draw:text-style-name="P2" draw:layer="layout" svg:width="1.514cm" svg:height="0.847cm" svg:x="12.901cm" svg:y="10.353cm" svg:viewBox="0 0 1515 848" svg:d="M1515 0c0 0 0 565 0 423 1 248-327 425-757 425-429 0-757-177-758-425 1 1 0-176 0-423 0 247 344 423 758 423 413 0 757-176 757-423z">
            <text:p/>
          </draw:path>
          <draw:path draw:style-name="gr27" draw:text-style-name="P3" draw:layer="layout" svg:width="1.514cm" svg:height="0.845cm" svg:x="12.9cm" svg:y="9.93cm" svg:viewBox="0 0 1515 846" svg:d="M757 0c430 0 758 183 758 423s-328 423-758 423c-429 0-757-183-757-423s328-423 757-423z">
            <text:p/>
          </draw:path>
          <draw:polygon draw:style-name="gr28" draw:text-style-name="P4" draw:layer="layout" svg:width="0.413cm" svg:height="0.211cm" svg:x="13.727cm" svg:y="10.389cm" svg:viewBox="0 0 414 212" draw:points="207,0 138,35 414,176 344,212 69,71 0,106 0,0">
            <text:p/>
          </draw:polygon>
          <draw:polygon draw:style-name="gr29" draw:text-style-name="P4" draw:layer="layout" svg:width="0.412cm" svg:height="0.211cm" svg:x="13.176cm" svg:y="10.106cm" svg:viewBox="0 0 413 212" draw:points="344,141 413,106 413,212 206,212 275,176 0,35 69,0">
            <text:p/>
          </draw:polygon>
          <draw:polygon draw:style-name="gr30" draw:text-style-name="P4" draw:layer="layout" svg:width="0.413cm" svg:height="0.211cm" svg:x="13.176cm" svg:y="10.389cm" svg:viewBox="0 0 414 212" draw:points="69,141 345,0 414,35 137,176 206,212 0,212 0,106">
            <text:p/>
          </draw:polygon>
          <draw:polygon draw:style-name="gr31" draw:text-style-name="P4" draw:layer="layout" svg:width="0.412cm" svg:height="0.211cm" svg:x="13.727cm" svg:y="10.106cm" svg:viewBox="0 0 413 212" draw:points="275,35 206,0 413,0 413,106 344,71 69,212 0,176">
            <text:p/>
          </draw:polygon>
          <draw:path draw:style-name="gr32" draw:text-style-name="P5" draw:layer="layout" svg:width="1.515cm" svg:height="1.269cm" svg:x="12.9cm" svg:y="9.93cm" svg:viewBox="0 0 1516 1270" svg:d="M757 0c430 0 759 184 759 423l-1 424c0 247-344 423-757 423s-758-176-758-423c0 0 1-424 0-424 0-240 328-423 757-423z">
            <text:p/>
          </draw:path>
        </draw:g>
        <draw:g>
          <draw:path draw:style-name="gr33" draw:text-style-name="P1" draw:layer="layout" svg:width="0.619cm" svg:height="0.493cm" svg:x="6.802cm" svg:y="3.372cm" svg:viewBox="0 0 620 494" svg:d="M0 494c270 0 620-141 620-282s-10-212-207-212c0 151-413 292-413 494z">
            <text:p/>
          </draw:path>
          <draw:path draw:style-name="gr34" draw:text-style-name="P2" draw:layer="layout" svg:width="1.514cm" svg:height="0.847cm" svg:x="5.701cm" svg:y="3.054cm" svg:viewBox="0 0 1515 848" svg:d="M1515 0c0 0 0 565 0 423 1 248-327 425-757 425-429 0-757-177-758-425 1 1 0-176 0-423 0 247 344 423 758 423 413 0 757-176 757-423z">
            <text:p/>
          </draw:path>
          <draw:path draw:style-name="gr35" draw:text-style-name="P3" draw:layer="layout" svg:width="1.514cm" svg:height="0.845cm" svg:x="5.7cm" svg:y="2.631cm" svg:viewBox="0 0 1515 846" svg:d="M757 0c430 0 758 183 758 423s-328 423-758 423c-429 0-757-183-757-423s328-423 757-423z">
            <text:p/>
          </draw:path>
          <draw:polygon draw:style-name="gr36" draw:text-style-name="P4" draw:layer="layout" svg:width="0.413cm" svg:height="0.211cm" svg:x="6.527cm" svg:y="3.09cm" svg:viewBox="0 0 414 212" draw:points="207,0 138,35 414,176 344,212 69,71 0,106 0,0">
            <text:p/>
          </draw:polygon>
          <draw:polygon draw:style-name="gr37" draw:text-style-name="P4" draw:layer="layout" svg:width="0.412cm" svg:height="0.211cm" svg:x="5.976cm" svg:y="2.807cm" svg:viewBox="0 0 413 212" draw:points="344,141 413,106 413,212 206,212 275,176 0,35 69,0">
            <text:p/>
          </draw:polygon>
          <draw:polygon draw:style-name="gr38" draw:text-style-name="P4" draw:layer="layout" svg:width="0.413cm" svg:height="0.211cm" svg:x="5.976cm" svg:y="3.09cm" svg:viewBox="0 0 414 212" draw:points="69,141 345,0 414,35 137,176 206,212 0,212 0,106">
            <text:p/>
          </draw:polygon>
          <draw:polygon draw:style-name="gr39" draw:text-style-name="P4" draw:layer="layout" svg:width="0.412cm" svg:height="0.211cm" svg:x="6.527cm" svg:y="2.807cm" svg:viewBox="0 0 413 212" draw:points="275,35 206,0 413,0 413,106 344,71 69,212 0,176">
            <text:p/>
          </draw:polygon>
          <draw:path draw:style-name="gr40" draw:text-style-name="P5" draw:layer="layout" svg:width="1.515cm" svg:height="1.269cm" svg:x="5.7cm" svg:y="2.631cm" svg:viewBox="0 0 1516 1270" svg:d="M757 0c430 0 759 184 759 423l-1 424c0 247-344 423-757 423s-758-176-758-423c0 0 1-424 0-424 0-240 328-423 757-423z">
            <text:p/>
          </draw:path>
        </draw:g>
        <draw:g>
          <draw:path draw:style-name="gr41" draw:text-style-name="P1" draw:layer="layout" svg:width="0.619cm" svg:height="0.493cm" svg:x="6.802cm" svg:y="6.473cm" svg:viewBox="0 0 620 494" svg:d="M0 494c270 0 620-141 620-282s-10-212-207-212c0 151-413 292-413 494z">
            <text:p/>
          </draw:path>
          <draw:path draw:style-name="gr42" draw:text-style-name="P2" draw:layer="layout" svg:width="1.514cm" svg:height="0.847cm" svg:x="5.701cm" svg:y="6.155cm" svg:viewBox="0 0 1515 848" svg:d="M1515 0c0 0 0 565 0 423 1 248-327 425-757 425-429 0-757-177-758-425 1 1 0-176 0-423 0 247 344 423 758 423 413 0 757-176 757-423z">
            <text:p/>
          </draw:path>
          <draw:path draw:style-name="gr43" draw:text-style-name="P3" draw:layer="layout" svg:width="1.514cm" svg:height="0.845cm" svg:x="5.7cm" svg:y="5.732cm" svg:viewBox="0 0 1515 846" svg:d="M757 0c430 0 758 183 758 423s-328 423-758 423c-429 0-757-183-757-423s328-423 757-423z">
            <text:p/>
          </draw:path>
          <draw:polygon draw:style-name="gr44" draw:text-style-name="P4" draw:layer="layout" svg:width="0.413cm" svg:height="0.211cm" svg:x="6.527cm" svg:y="6.191cm" svg:viewBox="0 0 414 212" draw:points="207,0 138,35 414,176 344,212 69,71 0,106 0,0">
            <text:p/>
          </draw:polygon>
          <draw:polygon draw:style-name="gr45" draw:text-style-name="P4" draw:layer="layout" svg:width="0.412cm" svg:height="0.211cm" svg:x="5.976cm" svg:y="5.908cm" svg:viewBox="0 0 413 212" draw:points="344,141 413,106 413,212 206,212 275,176 0,35 69,0">
            <text:p/>
          </draw:polygon>
          <draw:polygon draw:style-name="gr46" draw:text-style-name="P4" draw:layer="layout" svg:width="0.413cm" svg:height="0.211cm" svg:x="5.976cm" svg:y="6.191cm" svg:viewBox="0 0 414 212" draw:points="69,141 345,0 414,35 137,176 206,212 0,212 0,106">
            <text:p/>
          </draw:polygon>
          <draw:polygon draw:style-name="gr47" draw:text-style-name="P4" draw:layer="layout" svg:width="0.412cm" svg:height="0.211cm" svg:x="6.527cm" svg:y="5.908cm" svg:viewBox="0 0 413 212" draw:points="275,35 206,0 413,0 413,106 344,71 69,212 0,176">
            <text:p/>
          </draw:polygon>
          <draw:path draw:style-name="gr48" draw:text-style-name="P5" draw:layer="layout" svg:width="1.515cm" svg:height="1.269cm" svg:x="5.7cm" svg:y="5.732cm" svg:viewBox="0 0 1516 1270" svg:d="M757 0c430 0 759 184 759 423l-1 424c0 247-344 423-757 423s-758-176-758-423c0 0 1-424 0-424 0-240 328-423 757-423z">
            <text:p/>
          </draw:path>
        </draw:g>
        <draw:g xml:id="id5" draw:id="id5">
          <draw:path draw:style-name="gr49" draw:text-style-name="P1" draw:layer="layout" svg:width="0.619cm" svg:height="0.493cm" svg:x="5.502cm" svg:y="12.073cm" svg:viewBox="0 0 620 494" svg:d="M0 494c270 0 620-141 620-282s-10-212-207-212c0 151-413 292-413 494z">
            <text:p/>
          </draw:path>
          <draw:path draw:style-name="gr50" draw:text-style-name="P2" draw:layer="layout" svg:width="1.514cm" svg:height="0.847cm" svg:x="4.401cm" svg:y="11.755cm" svg:viewBox="0 0 1515 848" svg:d="M1515 0c0 0 0 565 0 423 1 248-327 425-757 425-429 0-757-177-758-425 1 1 0-176 0-423 0 247 344 423 758 423 413 0 757-176 757-423z">
            <text:p/>
          </draw:path>
          <draw:path draw:style-name="gr51" draw:text-style-name="P3" draw:layer="layout" svg:width="1.514cm" svg:height="0.845cm" svg:x="4.4cm" svg:y="11.332cm" svg:viewBox="0 0 1515 846" svg:d="M757 0c430 0 758 183 758 423s-328 423-758 423c-429 0-757-183-757-423s328-423 757-423z">
            <text:p/>
          </draw:path>
          <draw:polygon draw:style-name="gr52" draw:text-style-name="P4" draw:layer="layout" svg:width="0.413cm" svg:height="0.211cm" svg:x="5.227cm" svg:y="11.791cm" svg:viewBox="0 0 414 212" draw:points="207,0 138,35 414,176 344,212 69,71 0,106 0,0">
            <text:p/>
          </draw:polygon>
          <draw:polygon draw:style-name="gr53" draw:text-style-name="P4" draw:layer="layout" svg:width="0.412cm" svg:height="0.211cm" svg:x="4.676cm" svg:y="11.508cm" svg:viewBox="0 0 413 212" draw:points="344,141 413,106 413,212 206,212 275,176 0,35 69,0">
            <text:p/>
          </draw:polygon>
          <draw:polygon draw:style-name="gr54" draw:text-style-name="P4" draw:layer="layout" svg:width="0.413cm" svg:height="0.211cm" svg:x="4.676cm" svg:y="11.791cm" svg:viewBox="0 0 414 212" draw:points="69,141 345,0 414,35 137,176 206,212 0,212 0,106">
            <text:p/>
          </draw:polygon>
          <draw:polygon draw:style-name="gr55" draw:text-style-name="P4" draw:layer="layout" svg:width="0.412cm" svg:height="0.211cm" svg:x="5.227cm" svg:y="11.508cm" svg:viewBox="0 0 413 212" draw:points="275,35 206,0 413,0 413,106 344,71 69,212 0,176">
            <text:p/>
          </draw:polygon>
          <draw:path draw:style-name="gr56" draw:text-style-name="P5" draw:layer="layout" svg:width="1.515cm" svg:height="1.269cm" svg:x="4.4cm" svg:y="11.332cm" svg:viewBox="0 0 1516 1270" svg:d="M757 0c430 0 759 184 759 423l-1 424c0 247-344 423-757 423s-758-176-758-423c0 0 1-424 0-424 0-240 328-423 757-423z">
            <text:p/>
          </draw:path>
        </draw:g>
        <draw:connector draw:style-name="gr57" draw:text-style-name="P6" draw:layer="layout" svg:x1="14.622cm" svg:y1="4.765cm" svg:x2="20.2cm" svg:y2="4.764cm" draw:start-shape="id1" draw:start-glue-point="1" draw:end-shape="id2" draw:end-glue-point="3" svg:d="M14622 4765h2789v-1h2789" svg:viewBox="0 0 5579 2">
          <text:p/>
        </draw:connector>
        <draw:connector draw:style-name="gr57" draw:text-style-name="P6" draw:layer="layout" svg:x1="13.761cm" svg:y1="5.401cm" svg:x2="13.761cm" svg:y2="9.93cm" draw:start-shape="id1" draw:start-glue-point="2" draw:end-shape="id3" draw:end-glue-point="0" svg:d="M13761 5401v4529" svg:viewBox="0 0 1 4530">
          <text:p/>
        </draw:connector>
        <draw:connector draw:style-name="gr57" draw:text-style-name="P6" draw:layer="layout" svg:x1="14.622cm" svg:y1="10.565cm" svg:x2="20.2cm" svg:y2="10.564cm" draw:start-shape="id3" draw:start-glue-point="1" draw:end-shape="id4" draw:end-glue-point="3" svg:d="M14622 10565h2789v-1h2789" svg:viewBox="0 0 5579 2">
          <text:p/>
        </draw:connector>
        <draw:connector draw:style-name="gr57" draw:text-style-name="P6" draw:layer="layout" svg:x1="21.061cm" svg:y1="5.4cm" svg:x2="21.061cm" svg:y2="9.929cm" draw:start-shape="id2" draw:start-glue-point="2" draw:end-shape="id4" draw:end-glue-point="0" svg:d="M21061 5400v4529" svg:viewBox="0 0 1 4530">
          <text:p/>
        </draw:connector>
        <draw:line draw:style-name="gr58" draw:text-style-name="P7" draw:layer="layout" svg:x1="14.3cm" svg:y1="10.1cm" svg:x2="20.4cm" svg:y2="5.2cm">
          <text:p/>
        </draw:line>
        <draw:line draw:style-name="gr58" draw:text-style-name="P7" draw:layer="layout" svg:x1="14.4cm" svg:y1="5.2cm" svg:x2="20.4cm" svg:y2="10.1cm">
          <text:p/>
        </draw:line>
        <draw:line draw:style-name="gr58" draw:text-style-name="P7" draw:layer="layout" svg:x1="21.7cm" svg:y1="4.7cm" svg:x2="24.4cm" svg:y2="4.7cm">
          <text:p/>
        </draw:line>
        <draw:custom-shape draw:style-name="gr59" draw:text-style-name="P9" draw:layer="layout" svg:width="3.4cm" svg:height="2.1cm" svg:x="24.5cm" svg:y="3.5cm">
          <text:p text:style-name="P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0" draw:text-style-name="P7" draw:layer="layout" svg:x1="10.2cm" svg:y1="2.4cm" svg:x2="10.2cm" svg:y2="7.1cm">
          <text:p/>
        </draw:line>
        <draw:line draw:style-name="gr60" draw:text-style-name="P7" draw:layer="layout" svg:x1="4.5cm" svg:y1="1.6cm" svg:x2="4.5cm" svg:y2="4.5cm">
          <text:p/>
        </draw:line>
        <draw:line draw:style-name="gr60" draw:text-style-name="P7" draw:layer="layout" svg:x1="3.5cm" svg:y1="4.9cm" svg:x2="3.5cm" svg:y2="7.8cm">
          <text:p/>
        </draw:line>
        <draw:line draw:style-name="gr60" draw:text-style-name="P7" draw:layer="layout" svg:x1="2.5cm" svg:y1="10.6cm" svg:x2="2.5cm" svg:y2="13.5cm">
          <text:p/>
        </draw:line>
        <draw:line draw:style-name="gr58" draw:text-style-name="P7" draw:layer="layout" svg:x1="4.5cm" svg:y1="3.2cm" svg:x2="5.7cm" svg:y2="3.2cm">
          <text:p/>
        </draw:line>
        <draw:line draw:style-name="gr58" draw:text-style-name="P7" draw:layer="layout" svg:x1="5.7cm" svg:y1="6.5cm" svg:x2="3.5cm" svg:y2="6.5cm">
          <text:p/>
        </draw:line>
        <draw:line draw:style-name="gr58" draw:text-style-name="P7" draw:layer="layout" svg:x1="4.5cm" svg:y1="12cm" svg:x2="2.5cm" svg:y2="12cm">
          <text:p/>
        </draw:line>
        <draw:line draw:style-name="gr58" draw:text-style-name="P7" draw:layer="layout" svg:x1="7.2cm" svg:y1="3.3cm" svg:x2="10.1cm" svg:y2="3.3cm">
          <text:p/>
        </draw:line>
        <draw:line draw:style-name="gr58" draw:text-style-name="P7" draw:layer="layout" svg:x1="7.2cm" svg:y1="6.4cm" svg:x2="10.2cm" svg:y2="6.4cm">
          <text:p/>
        </draw:line>
        <draw:line draw:style-name="gr58" draw:text-style-name="P7" draw:layer="layout" svg:x1="12.9cm" svg:y1="4.7cm" svg:x2="10.3cm" svg:y2="4.7cm">
          <text:p/>
        </draw:line>
        <draw:line draw:style-name="gr60" draw:text-style-name="P7" draw:layer="layout" svg:x1="24.9cm" svg:y1="9.2cm" svg:x2="24.9cm" svg:y2="12.1cm">
          <text:p/>
        </draw:line>
        <draw:line draw:style-name="gr58" draw:text-style-name="P7" draw:layer="layout" svg:x1="21.6cm" svg:y1="10.5cm" svg:x2="24.9cm" svg:y2="10.5cm">
          <text:p/>
        </draw:line>
        <draw:frame draw:style-name="gr61" draw:text-style-name="P10" draw:layer="layout" svg:width="1.5cm" svg:height="1.1cm" svg:x="20.4cm" svg:y="3.2cm">
          <draw:text-box>
            <text:p>R1</text:p>
          </draw:text-box>
        </draw:frame>
        <draw:frame draw:style-name="gr61" draw:text-style-name="P10" draw:layer="layout" svg:width="1.5cm" svg:height="1.1cm" svg:x="13cm" svg:y="3.2cm">
          <draw:text-box>
            <text:p>R3</text:p>
          </draw:text-box>
        </draw:frame>
        <draw:frame draw:style-name="gr61" draw:text-style-name="P10" draw:layer="layout" svg:width="1.5cm" svg:height="1.1cm" svg:x="20.4cm" svg:y="3.2cm">
          <draw:text-box>
            <text:p>R1</text:p>
          </draw:text-box>
        </draw:frame>
        <draw:frame draw:style-name="gr61" draw:text-style-name="P10" draw:layer="layout" svg:width="1.5cm" svg:height="1.1cm" svg:x="20.4cm" svg:y="11.2cm">
          <draw:text-box>
            <text:p>R2</text:p>
          </draw:text-box>
        </draw:frame>
        <draw:frame draw:style-name="gr61" draw:text-style-name="P10" draw:layer="layout" svg:width="1.5cm" svg:height="1.1cm" svg:x="13cm" svg:y="11.2cm">
          <draw:text-box>
            <text:p>R4</text:p>
          </draw:text-box>
        </draw:frame>
        <draw:frame draw:style-name="gr61" draw:text-style-name="P10" draw:layer="layout" svg:width="1.5cm" svg:height="1.1cm" svg:x="5.8cm" svg:y="1.7cm">
          <draw:text-box>
            <text:p>R6</text:p>
          </draw:text-box>
        </draw:frame>
        <draw:frame draw:style-name="gr61" draw:text-style-name="P10" draw:layer="layout" svg:width="1.5cm" svg:height="1.1cm" svg:x="5.8cm" svg:y="4.9cm">
          <draw:text-box>
            <text:p>R7</text:p>
          </draw:text-box>
        </draw:frame>
        <draw:frame draw:style-name="gr61" draw:text-style-name="P10" draw:layer="layout" svg:width="1.5cm" svg:height="1.1cm" svg:x="4.5cm" svg:y="10.4cm">
          <draw:text-box>
            <text:p>R5</text:p>
          </draw:text-box>
        </draw:frame>
        <draw:frame draw:style-name="gr62" draw:text-style-name="P10" draw:layer="layout" svg:width="1.1cm" svg:height="3.095cm" svg:x="25.1cm" svg:y="9.2cm">
          <draw:text-box>
            <text:p>LAN4</text:p>
          </draw:text-box>
        </draw:frame>
        <draw:frame draw:style-name="gr62" draw:text-style-name="P10" draw:layer="layout" svg:width="1.1cm" svg:height="3.095cm" svg:x="1.4cm" svg:y="10.501cm">
          <draw:text-box>
            <text:p>LAN5</text:p>
          </draw:text-box>
        </draw:frame>
        <draw:frame draw:style-name="gr62" draw:text-style-name="P10" draw:layer="layout" svg:width="1.1cm" svg:height="3.095cm" svg:x="2.3cm" svg:y="4.901cm">
          <draw:text-box>
            <text:p>LAN3</text:p>
          </draw:text-box>
        </draw:frame>
        <draw:frame draw:style-name="gr62" draw:text-style-name="P10" draw:layer="layout" svg:width="1.1cm" svg:height="3.095cm" svg:x="3.5cm" svg:y="1.501cm">
          <draw:text-box>
            <text:p>LAN2</text:p>
          </draw:text-box>
        </draw:frame>
        <draw:frame draw:style-name="gr62" draw:text-style-name="P10" draw:layer="layout" svg:width="1.1cm" svg:height="3.095cm" svg:x="9.3cm" svg:y="3.301cm">
          <draw:text-box>
            <text:p>LAN1</text:p>
          </draw:text-box>
        </draw:frame>
        <draw:connector draw:style-name="gr63" draw:text-style-name="P11" draw:layer="layout" svg:x1="6.122cm" svg:y1="11.967cm" svg:x2="12.9cm" svg:y2="10.565cm" draw:start-shape="id5" draw:start-glue-point="1" draw:end-shape="id3" draw:end-glue-point="3" svg:d="M6122 11967h3389v-1402h3389" svg:viewBox="0 0 6779 1403">
          <text:p/>
        </draw:connector>
        <draw:frame draw:style-name="gr64" draw:text-style-name="P12" draw:layer="layout" svg:width="0.647cm" svg:height="0.962cm" svg:x="4.953cm" svg:y="2.338cm">
          <draw:text-box>
            <text:p>0</text:p>
          </draw:text-box>
        </draw:frame>
        <draw:frame draw:style-name="gr64" draw:text-style-name="P12" draw:layer="layout" svg:width="0.647cm" svg:height="0.962cm" svg:x="4.953cm" svg:y="5.5cm">
          <draw:text-box>
            <text:p>0</text:p>
          </draw:text-box>
        </draw:frame>
        <draw:frame draw:style-name="gr64" draw:text-style-name="P12" draw:layer="layout" svg:width="0.647cm" svg:height="0.962cm" svg:x="3.653cm" svg:y="11.1cm">
          <draw:text-box>
            <text:p>0</text:p>
          </draw:text-box>
        </draw:frame>
        <draw:frame draw:style-name="gr64" draw:text-style-name="P12" draw:layer="layout" svg:width="0.647cm" svg:height="0.962cm" svg:x="7.153cm" svg:y="5.5cm">
          <draw:text-box>
            <text:p>1</text:p>
          </draw:text-box>
        </draw:frame>
        <draw:frame draw:style-name="gr64" draw:text-style-name="P12" draw:layer="layout" svg:width="0.647cm" svg:height="0.962cm" svg:x="7.154cm" svg:y="5.5cm">
          <draw:text-box>
            <text:p>1</text:p>
          </draw:text-box>
        </draw:frame>
        <draw:frame draw:style-name="gr64" draw:text-style-name="P12" draw:layer="layout" svg:width="0.647cm" svg:height="0.962cm" svg:x="5.753cm" svg:y="11.1cm">
          <draw:text-box>
            <text:p>1</text:p>
          </draw:text-box>
        </draw:frame>
        <draw:frame draw:style-name="gr64" draw:text-style-name="P12" draw:layer="layout" svg:width="0.647cm" svg:height="0.962cm" svg:x="7.153cm" svg:y="2.338cm">
          <draw:text-box>
            <text:p>1</text:p>
          </draw:text-box>
        </draw:frame>
        <draw:frame draw:style-name="gr64" draw:text-style-name="P12" draw:layer="layout" svg:width="0.647cm" svg:height="0.962cm" svg:x="13cm" svg:y="5.5cm">
          <draw:text-box>
            <text:p>1</text:p>
          </draw:text-box>
        </draw:frame>
        <draw:frame draw:style-name="gr64" draw:text-style-name="P12" draw:layer="layout" svg:width="0.647cm" svg:height="0.962cm" svg:x="13cm" svg:y="8.9cm">
          <draw:text-box>
            <text:p>1</text:p>
          </draw:text-box>
        </draw:frame>
        <draw:frame draw:style-name="gr64" draw:text-style-name="P12" draw:layer="layout" svg:width="0.647cm" svg:height="0.962cm" svg:x="19.953cm" svg:y="5.238cm">
          <draw:text-box>
            <text:p>1</text:p>
          </draw:text-box>
        </draw:frame>
        <draw:frame draw:style-name="gr64" draw:text-style-name="P12" draw:layer="layout" svg:width="0.647cm" svg:height="0.962cm" svg:x="19.3cm" svg:y="9.438cm">
          <draw:text-box>
            <text:p>1</text:p>
          </draw:text-box>
        </draw:frame>
        <draw:frame draw:style-name="gr64" draw:text-style-name="P12" draw:layer="layout" svg:width="0.647cm" svg:height="0.962cm" svg:x="19.253cm" svg:y="10.5cm">
          <draw:text-box>
            <text:p>0</text:p>
          </draw:text-box>
        </draw:frame>
        <draw:frame draw:style-name="gr64" draw:text-style-name="P12" draw:layer="layout" svg:width="0.647cm" svg:height="0.962cm" svg:x="12.1cm" svg:y="9.7cm">
          <draw:text-box>
            <text:p>0</text:p>
          </draw:text-box>
        </draw:frame>
        <draw:frame draw:style-name="gr64" draw:text-style-name="P12" draw:layer="layout" svg:width="0.647cm" svg:height="0.962cm" svg:x="12.1cm" svg:y="3.838cm">
          <draw:text-box>
            <text:p>0</text:p>
          </draw:text-box>
        </draw:frame>
        <draw:frame draw:style-name="gr64" draw:text-style-name="P12" draw:layer="layout" svg:width="0.647cm" svg:height="0.962cm" svg:x="19.453cm" svg:y="3.9cm">
          <draw:text-box draw:corner-radius="15.846cm">
            <text:p>0</text:p>
          </draw:text-box>
        </draw:frame>
        <draw:frame draw:style-name="gr64" draw:text-style-name="P12" draw:layer="layout" svg:width="0.647cm" svg:height="0.962cm" svg:x="14.2cm" svg:y="5.438cm">
          <draw:text-box>
            <text:p>2</text:p>
          </draw:text-box>
        </draw:frame>
        <draw:frame draw:style-name="gr64" draw:text-style-name="P12" draw:layer="layout" svg:width="0.647cm" svg:height="0.962cm" svg:x="14cm" svg:y="9cm">
          <draw:text-box>
            <text:p>2</text:p>
          </draw:text-box>
        </draw:frame>
        <draw:frame draw:style-name="gr64" draw:text-style-name="P12" draw:layer="layout" svg:width="0.647cm" svg:height="0.962cm" svg:x="21.2cm" svg:y="5.338cm">
          <draw:text-box>
            <text:p>2</text:p>
          </draw:text-box>
        </draw:frame>
        <draw:frame draw:style-name="gr64" draw:text-style-name="P12" draw:layer="layout" svg:width="0.647cm" svg:height="0.962cm" svg:x="21.3cm" svg:y="9.1cm">
          <draw:text-box>
            <text:p>2</text:p>
          </draw:text-box>
        </draw:frame>
        <draw:frame draw:style-name="gr64" draw:text-style-name="P12" draw:layer="layout" svg:width="0.647cm" svg:height="0.962cm" svg:x="14.5cm" svg:y="3.9cm">
          <draw:text-box>
            <text:p>3</text:p>
          </draw:text-box>
        </draw:frame>
        <draw:frame draw:style-name="gr64" draw:text-style-name="P12" draw:layer="layout" svg:width="0.647cm" svg:height="0.962cm" svg:x="21.653cm" svg:y="3.9cm">
          <draw:text-box>
            <text:p>3</text:p>
          </draw:text-box>
        </draw:frame>
        <draw:frame draw:style-name="gr64" draw:text-style-name="P12" draw:layer="layout" svg:width="0.647cm" svg:height="0.962cm" svg:x="14.653cm" svg:y="9.638cm">
          <draw:text-box>
            <text:p>3</text:p>
          </draw:text-box>
        </draw:frame>
        <draw:frame draw:style-name="gr64" draw:text-style-name="P12" draw:layer="layout" svg:width="0.647cm" svg:height="0.962cm" svg:x="21.653cm" svg:y="10.5cm">
          <draw:text-box>
            <text:p>3</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2" draw:display-name="Gradient 1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hatch draw:name="Hatching_20_2" draw:display-name="Hatching 2"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1T15:02:22.429000000</meta:creation-date>
    <dc:date>2020-10-07T09:18:04.571897771</dc:date>
    <meta:editing-duration>PT1H17M40S</meta:editing-duration>
    <meta:editing-cycles>8</meta:editing-cycles>
    <meta:generator>LibreOffice/6.4.6.2$Linux_X86_64 LibreOffice_project/40$Build-2</meta:generator>
    <meta:document-statistic meta:object-count="120"/>
  </office:meta>
</office:document-meta>
</file>